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r6" style:family="presentation" style:parent-style-name="lyt-slajdy-notes" style:list-style-name="L1">
      <style:graphic-properties draw:fill-color="#ffffff" draw:auto-grow-height="true" fo:min-height="13.365cm"/>
    </style:style>
    <style:style style:name="pr7" style:family="presentation" style:parent-style-name="lyt-slajdy-notes" style:list-style-name="L1">
      <style:graphic-properties draw:fill-color="#ffffff" draw:auto-grow-height="true" fo:min-height="13.365cm"/>
    </style:style>
    <style:style style:name="pr8" style:family="presentation" style:parent-style-name="lyt-slajdy-notes" style:list-style-name="L1">
      <style:graphic-properties draw:fill-color="#ffffff" draw:auto-grow-height="true" fo:min-height="13.365cm"/>
    </style:style>
    <style:style style:name="pr9" style:family="presentation" style:parent-style-name="lyt-slajdy-notes" style:list-style-name="L1">
      <style:graphic-properties draw:fill-color="#ffffff" draw:auto-grow-height="true" fo:min-height="13.365cm"/>
    </style:style>
    <style:style style:name="pr10" style:family="presentation" style:parent-style-name="lyt-slajdy-notes" style:list-style-name="L1">
      <style:graphic-properties draw:fill-color="#ffffff" draw:auto-grow-height="true" fo:min-height="13.365cm"/>
    </style:style>
    <style:style style:name="pr11" style:family="presentation" style:parent-style-name="lyt-slajdy-notes" style:list-style-name="L1">
      <style:graphic-properties draw:fill-color="#ffffff" draw:auto-grow-height="true" fo:min-height="13.365cm"/>
    </style:style>
    <style:style style:name="pr12" style:family="presentation" style:parent-style-name="lyt-slajdy-notes" style:list-style-name="L1">
      <style:graphic-properties draw:fill-color="#ffffff" draw:auto-grow-height="true" fo:min-height="13.365cm"/>
    </style:style>
    <style:style style:name="pr13" style:family="presentation" style:parent-style-name="lyt-slajdy-notes" style:list-style-name="L1">
      <style:graphic-properties draw:fill-color="#ffffff" draw:auto-grow-height="true" fo:min-height="13.365cm"/>
    </style:style>
    <style:style style:name="pr14"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indent="-0.6cm"/>
    </style:style>
    <style:style style:name="P2" style:family="paragraph">
      <style:paragraph-properties fo:margin-left="0cm" fo:margin-right="0cm" fo:text-indent="0cm"/>
      <style:text-properties style:use-window-font-color="true" style:font-name="Times New Roman" fo:font-size="72pt" fo:font-style="normal" fo:font-weight="bold"/>
    </style:style>
    <style:style style:name="P3" style:family="paragraph">
      <style:paragraph-properties fo:margin-left="0cm" fo:margin-right="0cm" fo:text-indent="0cm"/>
    </style:style>
    <style:style style:name="P4" style:family="paragraph">
      <style:paragraph-properties fo:margin-left="1.2cm" fo:margin-right="0cm" fo:text-align="center" fo:text-indent="-0.6cm"/>
    </style:style>
    <style:style style:name="P5" style:family="paragraph">
      <style:paragraph-properties fo:margin-left="0cm" fo:margin-right="0cm" fo:text-align="center" fo:text-indent="0cm"/>
      <style:text-properties style:use-window-font-color="true" style:font-name="Times New Roman" fo:font-size="72pt" fo:font-style="normal" fo:font-weight="bold"/>
    </style:style>
    <style:style style:name="P6" style:family="paragraph">
      <style:paragraph-properties fo:margin-left="1.2cm" fo:margin-right="0cm" fo:text-indent="0cm"/>
      <style:text-properties style:use-window-font-color="true" style:font-name="Times New Roman" fo:font-size="72pt" fo:font-style="normal" fo:font-weight="bold"/>
    </style:style>
    <style:style style:name="P7" style:family="paragraph">
      <style:paragraph-properties fo:margin-left="0cm" fo:margin-right="0cm" fo:text-indent="0cm"/>
      <style:text-properties fo:font-size="20pt"/>
    </style:style>
    <style:style style:name="P8" style:family="paragraph">
      <style:paragraph-properties fo:margin-left="1.2cm" fo:margin-right="0cm" fo:text-indent="-0.6cm"/>
      <style:text-properties style:font-name="Arial Black1" fo:font-size="72pt"/>
    </style:style>
    <style:style style:name="P9" style:family="paragraph">
      <style:paragraph-properties fo:margin-left="1.2cm" fo:margin-right="0cm" fo:text-indent="-0.6cm"/>
      <style:text-properties style:font-name="Arial Black1"/>
    </style:style>
    <style:style style:name="P10" style:family="paragraph">
      <style:paragraph-properties fo:margin-left="1.2cm" fo:margin-right="0cm" fo:text-indent="-0.6cm"/>
      <style:text-properties style:use-window-font-color="true" style:font-name="Arial Black1" fo:font-size="72pt" fo:font-style="normal" fo:font-weight="bold"/>
    </style:style>
    <style:style style:name="P11" style:family="paragraph">
      <style:paragraph-properties fo:margin-left="1.2cm" fo:margin-right="0cm" fo:text-indent="-0.6cm"/>
      <style:text-properties fo:font-size="72pt"/>
    </style:style>
    <style:style style:name="P12" style:family="paragraph">
      <style:paragraph-properties fo:margin-left="1.2cm" fo:margin-right="0cm" fo:text-indent="-0.6cm"/>
      <style:text-properties style:use-window-font-color="true" style:font-name="Times New Roman" fo:font-size="72pt" fo:font-style="normal" fo:font-weight="bold"/>
    </style:style>
    <style:style style:name="T1" style:family="text">
      <style:text-properties fo:color="#ffffff" style:font-name="Arial Black" fo:font-size="60pt" fo:font-style="normal" fo:font-weight="bold"/>
    </style:style>
    <style:style style:name="T2" style:family="text">
      <style:text-properties fo:color="#ffffff" style:font-name="Arial Black1" fo:font-size="60pt" fo:font-style="normal" fo:font-weight="bold"/>
    </style:style>
    <style:style style:name="T3" style:family="text">
      <style:text-properties fo:color="#ffffff" style:font-name="Arial Black1" fo:font-size="58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1">Zaufałem,</text:span></text:p>
            <text:p text:style-name="P1"><text:span text:style-name="T1">zaufałem Panu</text:span></text:p>
            <text:p text:style-name="P1"><text:span text:style-name="T1">A On nade mną</text:span></text:p>
            <text:p text:style-name="P1"><text:span text:style-name="T1">się pochylił</text:span></text:p>
            <text:p text:style-name="P1"><text:span text:style-name="T1">I wysłuchał mego głosu</text:span></text:p>
            <text:p text:style-name="P1"><text:span text:style-name="T1">Z dna zagłady</text:span></text:p>
            <text:p text:style-name="P1"><text:span text:style-name="T1">mnie wydobył. /x2</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5" draw:layer="layout" svg:width="28cm" svg:height="21cm" svg:x="0cm" svg:y="0cm" presentation:class="subtitle" presentation:user-transformed="true">
          <draw:text-box>
            <text:p text:style-name="P4"><text:span text:style-name="T1">1. On postawił</text:span></text:p>
            <text:p text:style-name="P4"><text:span text:style-name="T1">moje stopy na skale,</text:span></text:p>
            <text:p text:style-name="P4"><text:span text:style-name="T1">W moje usta</text:span></text:p>
            <text:p text:style-name="P4"><text:span text:style-name="T1">włożył nową pieśń,</text:span></text:p>
            <text:p text:style-name="P4"><text:span text:style-name="T1">Wielu zobaczy</text:span></text:p>
            <text:p text:style-name="P4"><text:span text:style-name="T1">i uwierzy, i położą</text:span></text:p>
            <text:p text:style-name="P4"><text:span text:style-name="T1">swoją ufność w Panu</text:span></text:p>
          </draw:text-box>
        </draw:frame>
        <presentation:notes draw:style-name="dp2">
          <draw:page-thumbnail draw:style-name="gr1" draw:layer="layout" svg:width="13.586cm" svg:height="11.136cm" svg:x="3.705cm" svg:y="2.256cm" draw:page-number="2" presentation:class="page"/>
          <draw:frame presentation:style-name="pr3"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6" draw:layer="layout" svg:width="28cm" svg:height="21cm" svg:x="0cm" svg:y="0cm" presentation:class="subtitle" presentation:user-transformed="true">
          <draw:text-box>
            <text:p text:style-name="P1"><text:span text:style-name="T1">Zaufałem,</text:span></text:p>
            <text:p text:style-name="P1"><text:span text:style-name="T1">zaufałem Panu</text:span></text:p>
            <text:p text:style-name="P1"><text:span text:style-name="T1">A On nade mną</text:span></text:p>
            <text:p text:style-name="P1"><text:span text:style-name="T1">się pochylił</text:span></text:p>
            <text:p text:style-name="P1"><text:span text:style-name="T1">I wysłuchał mego głosu</text:span></text:p>
            <text:p text:style-name="P1"><text:span text:style-name="T1">Z dna zagłady</text:span></text:p>
            <text:p text:style-name="P1"><text:span text:style-name="T1">mnie wydobył. /x2</text:span></text:p>
          </draw:text-box>
        </draw:frame>
        <presentation:notes draw:style-name="dp2">
          <draw:page-thumbnail draw:style-name="gr1" draw:layer="layout" svg:width="13.586cm" svg:height="11.136cm" svg:x="3.705cm" svg:y="2.256cm" draw:page-number="3" presentation:class="page"/>
          <draw:frame presentation:style-name="pr4" draw:text-style-name="P7"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1">2. Błogosławiony,</text:span></text:p>
            <text:p text:style-name="P1"><text:span text:style-name="T1">kto zawierzył Panu,</text:span></text:p>
            <text:p text:style-name="P1"><text:span text:style-name="T1">Swą nadzieję</text:span></text:p>
            <text:p text:style-name="P1"><text:span text:style-name="T1">złożył w swoim Bogu</text:span></text:p>
            <text:p text:style-name="P1"><text:span text:style-name="T1">A nie idzie za pysznymi</text:span></text:p>
            <text:p text:style-name="P1"><text:span text:style-name="T1">I nie kroczy</text:span></text:p>
            <text:p text:style-name="P1"><text:span text:style-name="T1">drogą kłamstwa</text:span></text:p>
          </draw:text-box>
        </draw:frame>
        <presentation:notes draw:style-name="dp2">
          <draw:page-thumbnail draw:style-name="gr1" draw:layer="layout" svg:width="13.586cm" svg:height="11.136cm" svg:x="3.705cm" svg:y="2.256cm" draw:page-number="4" presentation:class="page"/>
          <draw:frame presentation:style-name="pr5" draw:text-style-name="P3"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6" draw:layer="layout" svg:width="28cm" svg:height="21cm" svg:x="0cm" svg:y="0cm" presentation:class="subtitle" presentation:user-transformed="true">
          <draw:text-box>
            <text:p text:style-name="P1"><text:span text:style-name="T1">Zaufałem,</text:span></text:p>
            <text:p text:style-name="P1"><text:span text:style-name="T1">zaufałem Panu</text:span></text:p>
            <text:p text:style-name="P1"><text:span text:style-name="T1">A On nade mną</text:span></text:p>
            <text:p text:style-name="P1"><text:span text:style-name="T1">się pochylił</text:span></text:p>
            <text:p text:style-name="P1"><text:span text:style-name="T1">I wysłuchał mego głosu</text:span></text:p>
            <text:p text:style-name="P1"><text:span text:style-name="T1">Z dna zagłady</text:span></text:p>
            <text:p text:style-name="P1"><text:span text:style-name="T1">mnie wydobył. /x2</text:span></text:p>
          </draw:text-box>
        </draw:frame>
        <presentation:notes draw:style-name="dp2">
          <draw:page-thumbnail draw:style-name="gr1" draw:layer="layout" svg:width="13.586cm" svg:height="11.136cm" svg:x="3.705cm" svg:y="2.256cm" draw:page-number="5" presentation:class="page"/>
          <draw:frame presentation:style-name="pr6" draw:text-style-name="P7"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1">3. Wiele cudów dla nas</text:span></text:p>
            <text:p text:style-name="P1"><text:span text:style-name="T1">uczyniłeś. W Twych</text:span></text:p>
            <text:p text:style-name="P1"><text:span text:style-name="T1">zamiarach nikt Ci nie</text:span></text:p>
            <text:p text:style-name="P1"><text:span text:style-name="T1">dorówna. Gdybym</text:span></text:p>
            <text:p text:style-name="P1"><text:span text:style-name="T1">chciał je wypowiedzieć</text:span></text:p>
            <text:p text:style-name="P1"><text:span text:style-name="T1">Jest ich więcej,</text:span></text:p>
            <text:p text:style-name="P1"><text:span text:style-name="T1">niżby można zliczyć</text:span></text:p>
          </draw:text-box>
        </draw:frame>
        <presentation:notes draw:style-name="dp2">
          <draw:page-thumbnail draw:style-name="gr1" draw:layer="layout" svg:width="13.586cm" svg:height="11.136cm" svg:x="3.705cm" svg:y="2.256cm" draw:page-number="6" presentation:class="page"/>
          <draw:frame presentation:style-name="pr7" draw:text-style-name="P3" draw:layer="layout" svg:width="16.799cm" svg:height="13.365cm" svg:x="2.1cm" svg:y="14.106cm" presentation:class="notes" presentation:placeholder="true" presentation:user-transformed="true">
            <draw:text-box/>
          </draw:frame>
        </presentation:notes>
      </draw:page>
      <draw:page draw:name="page7" draw:style-name="dp1" draw:master-page-name="lyt-slajdy" presentation:presentation-page-layout-name="AL1T0">
        <office:forms form:automatic-focus="false" form:apply-design-mode="false"/>
        <draw:frame presentation:style-name="pr1" draw:text-style-name="P6" draw:layer="layout" svg:width="28cm" svg:height="21cm" svg:x="0cm" svg:y="0cm" presentation:class="subtitle" presentation:user-transformed="true">
          <draw:text-box>
            <text:p text:style-name="P1"><text:span text:style-name="T1">Zaufałem,</text:span></text:p>
            <text:p text:style-name="P1"><text:span text:style-name="T1">zaufałem Panu</text:span></text:p>
            <text:p text:style-name="P1"><text:span text:style-name="T1">A On nade mną</text:span></text:p>
            <text:p text:style-name="P1"><text:span text:style-name="T1">się pochylił</text:span></text:p>
            <text:p text:style-name="P1"><text:span text:style-name="T1">I wysłuchał mego głosu</text:span></text:p>
            <text:p text:style-name="P1"><text:span text:style-name="T1">Z dna zagłady</text:span></text:p>
            <text:p text:style-name="P1"><text:span text:style-name="T1">mnie wydobył. /x2</text:span></text:p>
          </draw:text-box>
        </draw:frame>
        <presentation:notes draw:style-name="dp2">
          <draw:page-thumbnail draw:style-name="gr1" draw:layer="layout" svg:width="13.586cm" svg:height="11.136cm" svg:x="3.705cm" svg:y="2.256cm" draw:page-number="7" presentation:class="page"/>
          <draw:frame presentation:style-name="pr8" draw:text-style-name="P7" draw:layer="layout" svg:width="16.799cm" svg:height="13.365cm" svg:x="2.1cm" svg:y="14.106cm" presentation:class="notes" presentation:placeholder="true" presentation:user-transformed="true">
            <draw:text-box/>
          </draw:frame>
        </presentation:notes>
      </draw:page>
      <draw:page draw:name="page8" draw:style-name="dp1" draw:master-page-name="lyt-slajdy" presentation:presentation-page-layout-name="AL1T0">
        <office:forms form:automatic-focus="false" form:apply-design-mode="false"/>
        <draw:frame presentation:style-name="pr1" draw:text-style-name="P10" draw:layer="layout" svg:width="28cm" svg:height="21cm" svg:x="0cm" svg:y="-0.001cm" presentation:class="subtitle" presentation:user-transformed="true">
          <draw:text-box>
            <text:p text:style-name="P8"><text:span text:style-name="T2">4. </text:span><text:span text:style-name="T3">Krwawych ofiar</text:span></text:p>
            <text:p text:style-name="P9"><text:span text:style-name="T3">ani obiat nie żądałeś</text:span></text:p>
            <text:p text:style-name="P9"><text:span text:style-name="T3">W zamian za to</text:span></text:p>
            <text:p text:style-name="P9"><text:span text:style-name="T3">otworzyłeś moje uszy</text:span></text:p>
          </draw:text-box>
        </draw:frame>
        <presentation:notes draw:style-name="dp2">
          <office:forms form:automatic-focus="false" form:apply-design-mode="false"/>
          <draw:page-thumbnail draw:style-name="gr1" draw:layer="layout" svg:width="13.586cm" svg:height="11.136cm" svg:x="3.705cm" svg:y="2.256cm" draw:page-number="8" presentation:class="page"/>
          <draw:frame presentation:style-name="pr9" draw:text-style-name="P7" draw:layer="layout" svg:width="16.799cm" svg:height="13.365cm" svg:x="2.1cm" svg:y="14.106cm" presentation:class="notes" presentation:placeholder="true" presentation:user-transformed="true">
            <draw:text-box/>
          </draw:frame>
        </presentation:notes>
      </draw:page>
      <draw:page draw:name="page9" draw:style-name="dp1" draw:master-page-name="lyt-slajdy" presentation:presentation-page-layout-name="AL1T0">
        <office:forms form:automatic-focus="false" form:apply-design-mode="false"/>
        <draw:frame presentation:style-name="pr1" draw:text-style-name="P10" draw:layer="layout" svg:width="28cm" svg:height="21cm" svg:x="0cm" svg:y="-0.001cm" presentation:class="subtitle" presentation:user-transformed="true">
          <draw:text-box>
            <text:p text:style-name="P8"><text:span text:style-name="T3">Całopalenia za grzech</text:span></text:p>
            <text:p text:style-name="P8"><text:span text:style-name="T3">nie wymagałeś,</text:span></text:p>
            <text:p text:style-name="P8"><text:span text:style-name="T3">„</text:span><text:span text:style-name="T3">Oto idę,</text:span></text:p>
            <text:p text:style-name="P8"><text:span text:style-name="T3">by pełnić Twoją wolę!”</text:span></text:p>
          </draw:text-box>
        </draw:frame>
        <presentation:notes draw:style-name="dp2">
          <office:forms form:automatic-focus="false" form:apply-design-mode="false"/>
          <draw:page-thumbnail draw:style-name="gr1" draw:layer="layout" svg:width="13.586cm" svg:height="11.136cm" svg:x="3.705cm" svg:y="2.256cm" draw:page-number="9" presentation:class="page"/>
          <draw:frame presentation:style-name="pr10" draw:text-style-name="P7" draw:layer="layout" svg:width="16.799cm" svg:height="13.365cm" svg:x="2.1cm" svg:y="14.106cm" presentation:class="notes" presentation:placeholder="true" presentation:user-transformed="true">
            <draw:text-box/>
          </draw:frame>
        </presentation:notes>
      </draw:page>
      <draw:page draw:name="page10" draw:style-name="dp1" draw:master-page-name="lyt-slajdy" presentation:presentation-page-layout-name="AL1T0">
        <office:forms form:automatic-focus="false" form:apply-design-mode="false"/>
        <draw:frame presentation:style-name="pr1" draw:text-style-name="P12" draw:layer="layout" svg:width="28cm" svg:height="21cm" svg:x="0cm" svg:y="0cm" presentation:class="subtitle" presentation:user-transformed="true">
          <draw:text-box>
            <text:p text:style-name="P11"><text:span text:style-name="T1">Zaufałem,</text:span></text:p>
            <text:p text:style-name="P11"><text:span text:style-name="T1">zaufałem Panu</text:span></text:p>
            <text:p text:style-name="P11"><text:span text:style-name="T1">A On nade mną</text:span></text:p>
            <text:p text:style-name="P11"><text:span text:style-name="T1">się pochylił</text:span></text:p>
            <text:p text:style-name="P11"><text:span text:style-name="T1">I wysłuchał mego głosu</text:span></text:p>
            <text:p text:style-name="P11"><text:span text:style-name="T1">Z dna zagłady</text:span></text:p>
            <text:p text:style-name="P11"><text:span text:style-name="T1">mnie wydobył. /x2</text:span></text:p>
          </draw:text-box>
        </draw:frame>
        <presentation:notes draw:style-name="dp2">
          <office:forms form:automatic-focus="false" form:apply-design-mode="false"/>
          <draw:page-thumbnail draw:style-name="gr1" draw:layer="layout" svg:width="13.586cm" svg:height="11.136cm" svg:x="3.705cm" svg:y="2.256cm" draw:page-number="10" presentation:class="page"/>
          <draw:frame presentation:style-name="pr11" draw:text-style-name="P7" draw:layer="layout" svg:width="16.799cm" svg:height="13.365cm" svg:x="2.1cm" svg:y="14.106cm" presentation:class="notes" presentation:placeholder="true" presentation:user-transformed="true">
            <draw:text-box/>
          </draw:frame>
        </presentation:notes>
      </draw:page>
      <draw:page draw:name="page11" draw:style-name="dp1" draw:master-page-name="lyt-slajdy" presentation:presentation-page-layout-name="AL1T0">
        <office:forms form:automatic-focus="false" form:apply-design-mode="false"/>
        <draw:frame presentation:style-name="pr1" draw:text-style-name="P10" draw:layer="layout" svg:width="28cm" svg:height="21cm" svg:x="0cm" svg:y="-0.002cm" presentation:class="subtitle" presentation:user-transformed="true">
          <draw:text-box>
            <text:p text:style-name="P8"><text:span text:style-name="T2">5. Głosiłem</text:span></text:p>
            <text:p text:style-name="P9"><text:span text:style-name="T2">Twoją wierność</text:span></text:p>
            <text:p text:style-name="P9"><text:span text:style-name="T2">wobec braci</text:span></text:p>
            <text:p text:style-name="P9"><text:span text:style-name="T2">Twojej łaski</text:span></text:p>
            <text:p text:style-name="P9"><text:span text:style-name="T2">nie ukryłem</text:span></text:p>
            <text:p text:style-name="P9"><text:span text:style-name="T2">w głębi serca</text:span></text:p>
          </draw:text-box>
        </draw:frame>
        <presentation:notes draw:style-name="dp2">
          <office:forms form:automatic-focus="false" form:apply-design-mode="false"/>
          <draw:page-thumbnail draw:style-name="gr1" draw:layer="layout" svg:width="13.586cm" svg:height="11.136cm" svg:x="3.705cm" svg:y="2.256cm" draw:page-number="11" presentation:class="page"/>
          <draw:frame presentation:style-name="pr12" draw:text-style-name="P7" draw:layer="layout" svg:width="16.799cm" svg:height="13.365cm" svg:x="2.1cm" svg:y="14.106cm" presentation:class="notes" presentation:placeholder="true" presentation:user-transformed="true">
            <draw:text-box/>
          </draw:frame>
        </presentation:notes>
      </draw:page>
      <draw:page draw:name="page12" draw:style-name="dp1" draw:master-page-name="lyt-slajdy" presentation:presentation-page-layout-name="AL1T0">
        <office:forms form:automatic-focus="false" form:apply-design-mode="false"/>
        <draw:frame presentation:style-name="pr1" draw:text-style-name="P10" draw:layer="layout" svg:width="28cm" svg:height="21cm" svg:x="0cm" svg:y="0cm" presentation:class="subtitle" presentation:user-transformed="true">
          <draw:text-box>
            <text:p text:style-name="P8"><text:span text:style-name="T2">Ty o Panie okaż mi</text:span></text:p>
            <text:p text:style-name="P8"><text:span text:style-name="T2">swe miłosierdzie</text:span></text:p>
            <text:p text:style-name="P8"><text:span text:style-name="T2">Twoja dobroć</text:span></text:p>
            <text:p text:style-name="P8"><text:span text:style-name="T2">niech mnie</text:span></text:p>
            <text:p text:style-name="P8"><text:span text:style-name="T2">zawsze strzeże</text:span></text:p>
          </draw:text-box>
        </draw:frame>
        <presentation:notes draw:style-name="dp2">
          <office:forms form:automatic-focus="false" form:apply-design-mode="false"/>
          <draw:page-thumbnail draw:style-name="gr1" draw:layer="layout" svg:width="13.586cm" svg:height="11.136cm" svg:x="3.705cm" svg:y="2.256cm" draw:page-number="12" presentation:class="page"/>
          <draw:frame presentation:style-name="pr13" draw:text-style-name="P7" draw:layer="layout" svg:width="16.799cm" svg:height="13.365cm" svg:x="2.1cm" svg:y="14.106cm" presentation:class="notes" presentation:placeholder="true" presentation:user-transformed="true">
            <draw:text-box/>
          </draw:frame>
        </presentation:notes>
      </draw:page>
      <draw:page draw:name="page13" draw:style-name="dp1" draw:master-page-name="lyt-slajdy" presentation:presentation-page-layout-name="AL1T0">
        <office:forms form:automatic-focus="false" form:apply-design-mode="false"/>
        <draw:frame presentation:style-name="pr1" draw:text-style-name="P12" draw:layer="layout" svg:width="28cm" svg:height="21cm" svg:x="0cm" svg:y="0cm" presentation:class="subtitle" presentation:user-transformed="true">
          <draw:text-box>
            <text:p text:style-name="P11"><text:span text:style-name="T1">Zaufałem,</text:span></text:p>
            <text:p text:style-name="P11"><text:span text:style-name="T1">zaufałem Panu</text:span></text:p>
            <text:p text:style-name="P11"><text:span text:style-name="T1">A On nade mną</text:span></text:p>
            <text:p text:style-name="P11"><text:span text:style-name="T1">się pochylił</text:span></text:p>
            <text:p text:style-name="P11"><text:span text:style-name="T1">I wysłuchał mego głosu</text:span></text:p>
            <text:p text:style-name="P11"><text:span text:style-name="T1">Z dna zagłady</text:span></text:p>
            <text:p text:style-name="P11"><text:span text:style-name="T1">mnie wydobył. /x2</text:span></text:p>
          </draw:text-box>
        </draw:frame>
        <presentation:notes draw:style-name="dp2">
          <office:forms form:automatic-focus="false" form:apply-design-mode="false"/>
          <draw:page-thumbnail draw:style-name="gr1" draw:layer="layout" svg:width="13.586cm" svg:height="11.136cm" svg:x="3.705cm" svg:y="2.256cm" draw:page-number="13" presentation:class="page"/>
          <draw:frame presentation:style-name="pr14" draw:text-style-name="P7"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3-02T00:52:56</meta:creation-date>
    <dc:date>2014-03-24T20:21:09.756000000</dc:date>
    <dc:language>en-US</dc:language>
    <meta:editing-cycles>18</meta:editing-cycles>
    <meta:editing-duration>PT38M55S</meta:editing-duration>
    <meta:document-statistic meta:object-count="54"/>
    <meta:user-defined meta:name="Info 1"/>
    <meta:user-defined meta:name="Info 2"/>
    <meta:user-defined meta:name="Info 3"/>
    <meta:user-defined meta:name="Info 4"/>
  </office:meta>
</office:document-meta>
</file>